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3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4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5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6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7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8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9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0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1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2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3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4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5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6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7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8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9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0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1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2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3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4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5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6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7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8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9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30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31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32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33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34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35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36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37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38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39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40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41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42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43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44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45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46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47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48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49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50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51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52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53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54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55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56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57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58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59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60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61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62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63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64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65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66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67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68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69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70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71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72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73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74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75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76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77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78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79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80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81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82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83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84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85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86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87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88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89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90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91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92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93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94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95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96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T97" style:parent-style-name="Bekezdésalapbetűtípusa" style:family="text"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</office:automatic-styles>
  <office:body>
    <office:text text:use-soft-page-breaks="true">
      <text:p text:style-name="P1">ISP#conf t</text:p>
      <text:p text:style-name="P2">Enter configuration commands, one per line. End with CNTL/Z.</text:p>
      <text:p text:style-name="P3">ISP(config)#</text:p>
      <text:p text:style-name="P4">ISP(config)#ip dhcp ex</text:p>
      <text:p text:style-name="P5">% Incomplete command.</text:p>
      <text:p text:style-name="P6">ISP(config)#p dhcp ex 193.41.20.1 193.41.20.20</text:p>
      <text:p text:style-name="P7">% Ambiguous command: "p dhcp ex 193.41.20.1 193.41.20.20"</text:p>
      <text:p text:style-name="P8">ISP(config)#ip dhcp ex 193.41.20.1 193.41.20.20</text:p>
      <text:p text:style-name="P9">ISP(config)#ip dh p</text:p>
      <text:p text:style-name="P10">ISP(config)#ip dh pool User_Voip<text:s/></text:p>
      <text:p text:style-name="P11">ISP(dhcp-config)#net 193.41.20.0 255.255.255.0</text:p>
      <text:p text:style-name="P12">ISP(dhcp-config)#</text:p>
      <text:p text:style-name="P13">ISP(dhcp-config)#def 193.41.20.1</text:p>
      <text:p text:style-name="P14">ISP(dhcp-config)#dns 70.70.70.10</text:p>
      <text:p text:style-name="P15">ISP(dhcp-config)#domain isp.hu</text:p>
      <text:p text:style-name="P16">ISP(dhcp-config)#option 150 ip 70.70.80.20</text:p>
      <text:p text:style-name="P17">ISP(dhcp-config)#exit</text:p>
      <text:p text:style-name="P18">ISP(config)#do wr</text:p>
      <text:p text:style-name="P19">Building configuration...</text:p>
      <text:p text:style-name="P20">[OK]</text:p>
      <text:p text:style-name="P21">ISP(config)#telnet 70.70.80.20</text:p>
      <text:p text:style-name="P22">^</text:p>
      <text:p text:style-name="P23">% Invalid input detected at '^' marker.</text:p>
      <text:p text:style-name="P24">ISP(config)#do telnet 70.70.80.20</text:p>
      <text:p text:style-name="P25">Trying 70.70.80.20 ...Open</text:p>
      <text:p text:style-name="P26"/>
      <text:p text:style-name="P27"/>
      <text:p text:style-name="P28">User Access Verification</text:p>
      <text:p text:style-name="P29"/>
      <text:p text:style-name="P30">Password:<text:s/></text:p>
      <text:p text:style-name="P31">Password:<text:s/></text:p>
      <text:p text:style-name="P32">Password:<text:s/></text:p>
      <text:p text:style-name="P33"/>
      <text:p text:style-name="P34">[Connection to 70.70.80.20 closed by foreign host]</text:p>
      <text:p text:style-name="P35">ISP(config)#do telnet 70.70.80.20</text:p>
      <text:p text:style-name="P36">Trying 70.70.80.20 ...Open</text:p>
      <text:p text:style-name="P37"/>
      <text:p text:style-name="P38"/>
      <text:p text:style-name="P39">User Access Verification</text:p>
      <text:p text:style-name="P40"/>
      <text:p text:style-name="P41">Password:<text:s/></text:p>
      <text:p text:style-name="P42">% Password: timeout expired!</text:p>
      <text:p text:style-name="P43"/>
      <text:p text:style-name="P44">[Connection to 70.70.80.20 closed by foreign host]</text:p>
      <text:p text:style-name="P45">ISP(config)#do telnet 70.70.80.20</text:p>
      <text:p text:style-name="P46">Trying 70.70.80.20 ...Open</text:p>
      <text:p text:style-name="P47"/>
      <text:p text:style-name="P48"/>
      <text:p text:style-name="P49">User Access Verification</text:p>
      <text:p text:style-name="P50"/>
      <text:soft-page-break/>
      <text:p text:style-name="P51">Password:<text:s/></text:p>
      <text:p text:style-name="P52">Password:<text:s/></text:p>
      <text:p text:style-name="P53">Password:<text:s/></text:p>
      <text:p text:style-name="P54"/>
      <text:p text:style-name="P55">[Connection to 70.70.80.20 closed by foreign host]</text:p>
      <text:p text:style-name="P56">ISP(config)##do telnet 70.70.80.20</text:p>
      <text:p text:style-name="P57">^</text:p>
      <text:p text:style-name="P58">% Invalid input detected at '^' marker.</text:p>
      <text:p text:style-name="P59">ISP(config)#do telnet 70.70.80.20</text:p>
      <text:p text:style-name="P60">Trying 70.70.80.20 ...Open</text:p>
      <text:p text:style-name="P61"/>
      <text:p text:style-name="P62"/>
      <text:p text:style-name="P63">User Access Verification</text:p>
      <text:p text:style-name="P64"/>
      <text:p text:style-name="P65">Password:<text:s/></text:p>
      <text:p text:style-name="P66">CMS&gt;ena</text:p>
      <text:p text:style-name="P67">Password:<text:s/></text:p>
      <text:p text:style-name="P68">CMS#</text:p>
      <text:p text:style-name="P69">CMS#conf t</text:p>
      <text:p text:style-name="P70">Enter configuration commands, one per line. End with CNTL/Z.</text:p>
      <text:p text:style-name="P71">CMS(config)#banner motd "Illetektelneknek a belepes tilos!"</text:p>
      <text:p text:style-name="P72">CMS(config)#ip route 0.0.0.0 0.0.0.0 70.70.80.1</text:p>
      <text:p text:style-name="P73">CMS(config)#user admin pri 15 sec admin</text:p>
      <text:p text:style-name="P74">CMS(config)#ip domain-n isp.hu</text:p>
      <text:p text:style-name="P75">CMS(config)#crypto key gene rsa<text:s/></text:p>
      <text:p text:style-name="P76">The name for the keys will be: CMS.isp.hu</text:p>
      <text:p text:style-name="P77">Choose the size of the key modulus in the range of 360 to 2048 for your</text:p>
      <text:p text:style-name="P78">General Purpose Keys. Choosing a key modulus greater than 512 may take</text:p>
      <text:p text:style-name="P79">a few minutes.</text:p>
      <text:p text:style-name="P80"/>
      <text:p text:style-name="P81">How many bits in the modulus [512]: 1024 bit</text:p>
      <text:p text:style-name="P82">% A decimal number between 360 and 2048</text:p>
      <text:p text:style-name="P83">How many bits in the modulus [512]: % A decimal number between 360 and 2048</text:p>
      <text:p text:style-name="P84">How many bits in the modulus [512]: 1024</text:p>
      <text:p text:style-name="P85">% Generating 1024 bit RSA keys, keys will be non-exportable...[OK]</text:p>
      <text:p text:style-name="P86"/>
      <text:p text:style-name="P87">CMS(config)#line vty 0 4</text:p>
      <text:p text:style-name="P88">*Mar 1 1:13:29.347: %SSH-5-ENABLED: SSH 1.99 has been enabled</text:p>
      <text:p text:style-name="P89">CMS(config-line)#login local</text:p>
      <text:p text:style-name="P90">CMS(config-line)#ransport input ssh</text:p>
      <text:p text:style-name="P91">^</text:p>
      <text:p text:style-name="P92">% Invalid input detected at '^' marker.</text:p>
      <text:p text:style-name="P93">CMS(config-line)#exit</text:p>
      <text:p text:style-name="P94">CMS(config)#do wr</text:p>
      <text:p text:style-name="P95">Building configuration...</text:p>
      <text:p text:style-name="P96">[OK]</text:p>
      <text:p text:style-name="Normál"><text:span text:style-name="T97">CMS(config)#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judmila Talian</meta:initial-creator>
    <dc:creator>Ljudmila Talian</dc:creator>
    <meta:creation-date>2022-01-23T21:31:00Z</meta:creation-date>
    <dc:date>2022-01-23T21:40:00Z</dc:date>
    <meta:template xlink:href="Normal.dotm" xlink:type="simple"/>
    <meta:editing-cycles>3</meta:editing-cycles>
    <meta:editing-duration>PT120S</meta:editing-duration>
    <meta:document-statistic meta:page-count="2" meta:paragraph-count="4" meta:word-count="310" meta:character-count="2445" meta:row-count="17" meta:non-whitespace-character-count="2139"/>
  </office:meta>
</office:document-meta>
</file>